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f347f" officeooo:paragraph-rsid="0010f224"/>
    </style:style>
    <style:style style:name="P2" style:family="paragraph" style:parent-style-name="Standard">
      <style:text-properties officeooo:rsid="001f347f" officeooo:paragraph-rsid="0010f224"/>
    </style:style>
    <style:style style:name="P3" style:family="paragraph" style:parent-style-name="Preformatted_20_Text">
      <style:text-properties officeooo:rsid="00113ac3" officeooo:paragraph-rsid="00113ac3"/>
    </style:style>
    <style:style style:name="P4" style:family="paragraph" style:parent-style-name="Standard">
      <style:text-properties officeooo:rsid="00113ac3" officeooo:paragraph-rsid="00113ac3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Preformatted_20_Text">
      <style:paragraph-properties fo:margin-top="0in" fo:margin-bottom="0.1965in" style:contextual-spacing="false" fo:padding="0.0201in" fo:border="0.06pt solid #ffa6a6" style:shadow="#ffd7d7 0.0693in 0.0693in"/>
    </style:style>
    <style:style style:name="P7" style:family="paragraph" style:parent-style-name="Preformatted_20_Text">
      <style:paragraph-properties fo:padding="0.0201in" fo:border="0.06pt solid #ffa6a6" style:shadow="#ffd7d7 0.0693in 0.0693in"/>
    </style:style>
    <style:style style:name="P8" style:family="paragraph" style:parent-style-name="Preformatted_20_Text">
      <style:paragraph-properties fo:padding="0.0201in" fo:border="0.06pt solid #ffa6a6" style:shadow="#ffd7d7 0.0693in 0.0693in"/>
      <style:text-properties officeooo:paragraph-rsid="0010f224"/>
    </style:style>
    <style:style style:name="P9" style:family="paragraph" style:parent-style-name="Standard">
      <style:text-properties officeooo:rsid="001d5061" officeooo:paragraph-rsid="0010f224"/>
    </style:style>
    <style:style style:name="P10" style:family="paragraph" style:parent-style-name="Standard">
      <style:text-properties officeooo:rsid="0010f224" officeooo:paragraph-rsid="0010f224"/>
    </style:style>
    <style:style style:name="P11" style:family="paragraph" style:parent-style-name="Standard">
      <style:text-properties fo:font-weight="bold" officeooo:rsid="0010f224" officeooo:paragraph-rsid="0010f224" style:font-weight-asian="bold" style:font-weight-complex="bold"/>
    </style:style>
    <style:style style:name="P12" style:family="paragraph" style:parent-style-name="Standard">
      <style:text-properties fo:font-weight="bold" officeooo:rsid="00113ac3" officeooo:paragraph-rsid="00113ac3" style:font-weight-asian="bold" style:font-weight-complex="bold"/>
    </style:style>
    <style:style style:name="P13" style:family="paragraph" style:parent-style-name="Standard">
      <style:text-properties fo:font-weight="normal" officeooo:rsid="0012e111" officeooo:paragraph-rsid="0012e111" style:font-weight-asian="normal" style:font-weight-complex="normal"/>
    </style:style>
    <style:style style:name="P14" style:family="paragraph" style:parent-style-name="Heading_20_3">
      <style:text-properties fo:color="#729fcf" loext:opacity="100%" officeooo:paragraph-rsid="0010f224"/>
    </style:style>
    <style:style style:name="P15" style:family="paragraph" style:parent-style-name="Preformatted_20_Text">
      <style:paragraph-properties fo:margin-top="0in" fo:margin-bottom="0in" style:contextual-spacing="false" fo:line-height="125%" fo:orphans="2" fo:widows="2"/>
      <style:text-properties style:text-underline-style="solid" style:text-underline-width="auto" style:text-underline-color="font-color"/>
    </style:style>
    <style:style style:name="P16" style:family="paragraph" style:parent-style-name="Preformatted_20_Text">
      <style:text-properties style:text-underline-style="solid" style:text-underline-width="auto" style:text-underline-color="font-color" officeooo:rsid="001f347f" officeooo:paragraph-rsid="0010f224"/>
    </style:style>
    <style:style style:name="P17" style:family="paragraph" style:parent-style-name="Preformatted_20_Text">
      <style:paragraph-properties fo:margin-top="0in" fo:margin-bottom="0in" style:contextual-spacing="false" fo:line-height="125%" fo:orphans="2" fo:widows="2"/>
    </style:style>
    <style:style style:name="P18" style:family="paragraph" style:parent-style-name="Standard">
      <style:text-properties fo:font-weight="normal" officeooo:rsid="0012e111" officeooo:paragraph-rsid="0012e111" style:font-weight-asian="normal" style:font-weight-complex="normal"/>
    </style:style>
    <style:style style:name="P19" style:family="paragraph" style:parent-style-name="Standard">
      <style:text-properties officeooo:rsid="001f347f" officeooo:paragraph-rsid="0010f224"/>
    </style:style>
    <style:style style:name="T1" style:family="text">
      <style:text-properties officeooo:rsid="0010f224"/>
    </style:style>
    <style:style style:name="T2" style:family="text">
      <style:text-properties officeooo:rsid="001f347f"/>
    </style:style>
    <style:style style:name="T3" style:family="text">
      <style:text-properties officeooo:rsid="00113ac3"/>
    </style:style>
    <style:style style:name="T4" style:family="text">
      <style:text-properties officeooo:rsid="0012e111"/>
    </style:style>
    <style:style style:name="T5" style:family="text">
      <style:text-properties fo:font-variant="normal" fo:text-transform="none" fo:color="#050517" loext:opacity="100%" fo:font-size="10.5500001907349pt" fo:letter-spacing="normal" fo:font-style="normal" fo:font-weight="normal"/>
    </style:style>
    <style:style style:name="T6" style:family="text">
      <style:text-properties fo:font-variant="normal" fo:text-transform="none" fo:color="#050517" loext:opacity="100%" fo:font-size="10.5500001907349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050517" loext:opacity="100%" fo:letter-spacing="normal"/>
    </style:style>
    <style:style style:name="T8" style:family="text">
      <style:text-properties fo:font-variant="normal" fo:text-transform="none" fo:color="#204a87" loext:opacity="100%" fo:font-size="10.5500001907349pt" fo:letter-spacing="normal" fo:font-style="normal" fo:font-weight="bold"/>
    </style:style>
    <style:style style:name="T9" style:family="text">
      <style:text-properties fo:font-variant="normal" fo:text-transform="none" fo:color="#8f5902" loext:opacity="100%" fo:font-size="10.5500001907349pt" fo:letter-spacing="normal" fo:font-style="italic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3">Day 34 – Linked Lists Part <text:span text:style-name="T1">3</text:span></text:h>
      <text:p text:style-name="P9"/>
      <text:p text:style-name="P11">Adding to the back of a list:</text:p>
      <text:p text:style-name="P9"/>
      <text:p text:style-name="P2">The Big Picture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bookmark text:name="cb1-1"/><text:span text:style-name="Source_20_Text"><text:span text:style-name="T2">Node* add2back(string d, Node* L)</text:span></text:span><text:bookmark text:name="cb1-2"/><text:span text:style-name="Source_20_Text"><text:span text:style-name="T2"> </text:span></text:span><text:span text:style-name="Source_20_Text">{</text:span></text:p>
      <text:p text:style-name="P7"><text:bookmark text:name="cb1-3"/><text:span text:style-name="Source_20_Text"><text:s text:c="2"/>Node* newlast = new Node;</text:span></text:p>
      <text:p text:style-name="P7"><text:bookmark text:name="cb1-4"/><text:span text:style-name="Source_20_Text"><text:s text:c="2"/>newlast-&gt;data = d;</text:span></text:p>
      <text:p text:style-name="P7"><text:bookmark text:name="cb1-5"/><text:span text:style-name="Source_20_Text"><text:s text:c="2"/>newlast-&gt;next = NULL;</text:span></text:p>
      <text:p text:style-name="P7"><text:bookmark text:name="cb1-6"/><text:span text:style-name="Source_20_Text"><text:s text:c="2"/></text:span></text:p>
      <text:p text:style-name="P7"><text:bookmark text:name="cb1-7"/><text:span text:style-name="Source_20_Text"><text:s text:c="2"/>if (L == NULL)</text:span></text:p>
      <text:p text:style-name="P7"><text:bookmark text:name="cb1-8"/><text:span text:style-name="Source_20_Text"><text:s text:c="2"/>{ // empty L case</text:span></text:p>
      <text:p text:style-name="P7"><text:bookmark text:name="cb1-9"/><text:span text:style-name="Source_20_Text"><text:s text:c="4"/>return newlast;</text:span></text:p>
      <text:p text:style-name="P7"><text:bookmark text:name="cb1-10"/><text:span text:style-name="Source_20_Text"><text:s text:c="2"/>}</text:span></text:p>
      <text:p text:style-name="P7"><text:bookmark text:name="cb1-11"/><text:span text:style-name="Source_20_Text"><text:s text:c="2"/>else</text:span></text:p>
      <text:p text:style-name="P7"><text:bookmark text:name="cb1-12"/><text:span text:style-name="Source_20_Text"><text:s text:c="2"/>{ // non-empty L case</text:span></text:p>
      <text:p text:style-name="P7"><text:bookmark text:name="cb1-13"/><text:span text:style-name="Source_20_Text"><text:s text:c="4"/>Node* last = L; </text:span></text:p>
      <text:p text:style-name="P7"><text:bookmark text:name="cb1-14"/><text:span text:style-name="Source_20_Text"><text:s text:c="4"/>while(last-&gt;next != NULL)</text:span></text:p>
      <text:p text:style-name="P7"><text:bookmark text:name="cb1-15"/><text:span text:style-name="Source_20_Text"><text:s text:c="6"/>last = last-&gt;next;</text:span></text:p>
      <text:p text:style-name="P7"><text:bookmark text:name="cb1-16"/><text:span text:style-name="Source_20_Text"><text:s text:c="4"/>last-&gt;next = newlast;</text:span></text:p>
      <text:p text:style-name="P7"><text:bookmark text:name="cb1-17"/><text:span text:style-name="Source_20_Text"><text:s text:c="4"/>return L;</text:span></text:p>
      <text:p text:style-name="P7"><text:bookmark text:name="cb1-18"/><text:span text:style-name="Source_20_Text"><text:s text:c="2"/>}</text:span></text:p>
      <text:p text:style-name="P6"><text:bookmark text:name="cb1-19"/><text:span text:style-name="Source_20_Text">}</text:span></text:p>
      <text:p text:style-name="P2"/>
      <text:p text:style-name="P10">Adding to the back of a list via recursion:</text:p>
      <text:p text:style-name="P10"/>
      <text:p text:style-name="P10">2 cases:</text:p>
      <text:p text:style-name="P10"><text:s text:c="3"/>base: <text:span text:style-name="T3">head</text:span> == null; <text:s/><text:span text:style-name="T3">head</text:span>=new node; <text:span text:style-name="T3">head</text:span>→data = d and return new head</text:p>
      <text:p text:style-name="P10"><text:s text:c="3"/>recursive: <text:span text:style-name="T3">head</text:span>→ next <text:s/>= add2back(d, head → next)</text:p>
      <text:p text:style-name="P2"/>
      <text:p text:style-name="P16"><text:bookmark text:name="cb7-1"/><text:span text:style-name="Source_20_Text"><text:span text:style-name="T5">Node* add2back(string d, Node* head) {</text:span></text:span></text:p>
      <text:p text:style-name="P15"><text:bookmark text:name="cb7-2"/><text:span text:style-name="Source_20_Text"><text:span text:style-name="T7"><text:s text:c="2"/></text:span></text:span><text:span text:style-name="Source_20_Text"><text:span text:style-name="T8">if</text:span></text:span><text:span text:style-name="Source_20_Text"><text:span text:style-name="T5"> (head == NULL){</text:span></text:span></text:p>
      <text:p text:style-name="P15"><text:bookmark text:name="cb7-3"/><text:span text:style-name="Source_20_Text"><text:span text:style-name="T7"><text:s text:c="4"/></text:span></text:span><text:span text:style-name="Source_20_Text"><text:span text:style-name="T9">//Empty list! Build a new node, and return it as the new head.</text:span></text:span></text:p>
      <text:p text:style-name="P15"><text:bookmark text:name="cb7-4"/><text:span text:style-name="Source_20_Text"><text:span text:style-name="T7"><text:s text:c="4"/></text:span></text:span><text:span text:style-name="Source_20_Text"><text:span text:style-name="T5">Node* newhead = </text:span></text:span><text:span text:style-name="Source_20_Text"><text:span text:style-name="T8">new</text:span></text:span><text:span text:style-name="Source_20_Text"><text:span text:style-name="T5"> Node;</text:span></text:span></text:p>
      <text:p text:style-name="P15"><text:bookmark text:name="cb7-5"/><text:span text:style-name="Source_20_Text"><text:span text:style-name="T7"><text:s text:c="4"/></text:span></text:span><text:span text:style-name="Source_20_Text"><text:span text:style-name="T5">newhead-&gt;data = d;</text:span></text:span></text:p>
      <text:p text:style-name="P15"><text:bookmark text:name="cb7-6"/><text:span text:style-name="Source_20_Text"><text:span text:style-name="T7"><text:s text:c="4"/></text:span></text:span><text:span text:style-name="Source_20_Text"><text:span text:style-name="T5">newhead-&gt;next = NULL;</text:span></text:span></text:p>
      <text:p text:style-name="P15"><text:bookmark text:name="cb7-7"/><text:span text:style-name="Source_20_Text"><text:span text:style-name="T7"><text:s text:c="4"/></text:span></text:span><text:span text:style-name="Source_20_Text"><text:span text:style-name="T8">return</text:span></text:span><text:span text:style-name="Source_20_Text"><text:span text:style-name="T5"> newhead;</text:span></text:span></text:p>
      <text:p text:style-name="P15"><text:bookmark text:name="cb7-8"/><text:span text:style-name="Source_20_Text"><text:span text:style-name="T7"><text:s text:c="2"/></text:span></text:span><text:span text:style-name="Source_20_Text"><text:span text:style-name="T5">}</text:span></text:span></text:p>
      <text:p text:style-name="P15"><text:bookmark text:name="cb7-15"/><text:span text:style-name="Source_20_Text"><text:span text:style-name="T7"><text:s text:c="2"/></text:span></text:span><text:span text:style-name="Source_20_Text"><text:span text:style-name="T5">head-&gt;next = add2back(d, head-&gt;next);</text:span></text:span></text:p>
      <text:p text:style-name="P15"><text:bookmark text:name="cb7-16"/><text:span text:style-name="Source_20_Text"><text:span text:style-name="T7"><text:s text:c="2"/></text:span></text:span><text:span text:style-name="Source_20_Text"><text:span text:style-name="T8">return</text:span></text:span><text:span text:style-name="Source_20_Text"><text:span text:style-name="T5"> head;</text:span></text:span></text:p>
      <text:p text:style-name="P17"><text:bookmark text:name="cb7-17"/><text:span text:style-name="Source_20_Text"><text:span text:style-name="T6">}</text:span></text:span></text:p>
      <text:p text:style-name="P12"><text:soft-page-break/>Computing the Sum of the List:</text:p>
      <text:p text:style-name="P4"><text:tab/>Base: <text:s text:c="10"/>next == NULL ; <text:s/>return 0</text:p>
      <text:p text:style-name="P4"><text:tab/>Recursive: <text:s text:c="2"/>return data + sum(L→next);</text:p>
      <text:p text:style-name="P4"/>
      <text:p text:style-name="P3"><text:bookmark text:name="cb6-1"/><text:span text:style-name="Source_20_Text">int sum(Node* L)</text:span></text:p>
      <text:p text:style-name="Preformatted_20_Text"><text:bookmark text:name="cb6-2"/><text:span text:style-name="Source_20_Text">{</text:span></text:p>
      <text:p text:style-name="Preformatted_20_Text"><text:bookmark text:name="cb6-3"/><text:span text:style-name="Source_20_Text"><text:s text:c="2"/>if (L == NULL)</text:span></text:p>
      <text:p text:style-name="Preformatted_20_Text"><text:bookmark text:name="cb6-4"/><text:span text:style-name="Source_20_Text"><text:s text:c="4"/>return 0;</text:span></text:p>
      <text:p text:style-name="Preformatted_20_Text"><text:bookmark text:name="cb6-5"/><text:span text:style-name="Source_20_Text"><text:s text:c="2"/>else</text:span></text:p>
      <text:p text:style-name="Preformatted_20_Text"><text:bookmark text:name="cb6-6"/><text:span text:style-name="Source_20_Text"><text:s text:c="4"/>return L-&gt;data + sum(L-&gt;next);</text:span></text:p>
      <text:p text:style-name="P5"><text:bookmark text:name="cb6-7"/><text:span text:style-name="Source_20_Text">}</text:span></text:p>
      <text:p text:style-name="P12">Computing the Max value of the List:</text:p>
      <text:p text:style-name="P2"><text:tab/><text:span text:style-name="T4">Base: <text:s text:c="6"/>head-&gt;next == NULL; <text:s/>return head-&gt;data</text:span></text:p>
      <text:p text:style-name="P2"><text:tab/><text:span text:style-name="T4">Recursive: <text:s text:c="2"/>max(head→data, find_max(head→next));</text:span></text:p>
      <text:p text:style-name="P2"/>
      <text:p text:style-name="P1"><text:bookmark text:name="cb6-21"/><text:span text:style-name="Source_20_Text">int </text:span><text:span text:style-name="Source_20_Text"><text:span text:style-name="T4">find_</text:span></text:span><text:span text:style-name="Source_20_Text">max(Node* L) // requires L to be non-empty</text:span></text:p>
      <text:p text:style-name="Preformatted_20_Text"><text:bookmark text:name="cb6-22"/><text:span text:style-name="Source_20_Text">{</text:span></text:p>
      <text:p text:style-name="Preformatted_20_Text"><text:bookmark text:name="cb6-23"/><text:span text:style-name="Source_20_Text"><text:s text:c="2"/>if (L-&gt;next == NULL)</text:span></text:p>
      <text:p text:style-name="Preformatted_20_Text"><text:bookmark text:name="cb6-24"/><text:span text:style-name="Source_20_Text"><text:s text:c="4"/>return L-&gt;data;</text:span></text:p>
      <text:p text:style-name="Preformatted_20_Text"><text:bookmark text:name="cb6-25"/><text:span text:style-name="Source_20_Text"><text:s text:c="2"/>else</text:span></text:p>
      <text:p text:style-name="Preformatted_20_Text"><text:bookmark text:name="cb6-26"/><text:span text:style-name="Source_20_Text"><text:s text:c="4"/>return max(L-&gt;data,</text:span><text:span text:style-name="Source_20_Text"><text:span text:style-name="T4">find_</text:span></text:span><text:span text:style-name="Source_20_Text">max(L-&gt;next));</text:span></text:p>
      <text:p text:style-name="P5"><text:bookmark text:name="cb6-27"/><text:span text:style-name="Source_20_Text">}</text:span></text:p>
      <text:p text:style-name="P12">Searching a list for a value:</text:p>
      <text:p text:style-name="P12"/>
      <text:p text:style-name="P13">Node* search(node *L, int val) {</text:p>
      <text:p text:style-name="P13"><text:tab/>while (L→ next != NULL &amp;&amp; !match(L→data, x)) {</text:p>
      <text:p text:style-name="P13"><text:tab/><text:tab/>L = L→ next;</text:p>
      <text:p text:style-name="P13"><text:tab/>}</text:p>
      <text:p text:style-name="P13"/>
      <text:p text:style-name="P13"><text:tab/>return L;</text:p>
      <text:p text:style-name="P1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07:56:36.585676830</meta:creation-date>
    <dc:date>2022-11-30T07:18:27.170422479</dc:date>
    <meta:editing-duration>PT25M25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2" meta:paragraph-count="63" meta:word-count="243" meta:character-count="1444" meta:non-whitespace-character-count="1124"/>
  </office:meta>
</office:document-meta>
</file>